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C8000000523E0B07B767BD1428.png" manifest:media-type="image/png"/>
  <manifest:file-entry manifest:full-path="Pictures/100000010000053C0000009E57E0456827B315C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Liberation Serif" fo:font-size="12pt" fo:font-weight="normal" officeooo:rsid="0006c5b3" officeooo:paragraph-rsid="0006c5b3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Liberation Serif" fo:font-size="12pt" fo:font-weight="normal" officeooo:paragraph-rsid="0006c5b3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Serif" fo:font-size="12pt" fo:font-weight="normal" officeooo:rsid="000845e3" officeooo:paragraph-rsid="000845e3" style:font-size-asian="12pt" style:font-weight-asian="normal" style:font-size-complex="12pt" style:font-weight-complex="normal"/>
    </style:style>
    <style:style style:name="T1" style:family="text">
      <style:text-properties officeooo:rsid="0006c5b3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e tratado de simular una página web que se parezca a la app de Climb Around. He hecho:</text:p>
      <text:p text:style-name="P4"/>
      <text:p text:style-name="P2"><text:s text:c="4"/>• Página de inicio: Metes las credenciales para ir a la página que muestra qué contenidos se pueden acceder.</text:p>
      <text:p text:style-name="P2"><text:s text:c="4"/>• Página con los contenidos a los que acceder (en este caso, los <text:span text:style-name="T1">lugares de escalada</text:span> <text:span text:style-name="T1">Margalef</text:span>, <text:span text:style-name="T1">Rodellar </text:span>y <text:span text:style-name="T1">Siurana</text:span>).</text:p>
      <text:p text:style-name="P2"><text:s text:c="4"/>• Cada página de contenido tiene un resumen del <text:span text:style-name="T1">lugar</text:span>, una <text:span text:style-name="T1">imagen</text:span>, algunas características y una tabla con l<text:span text:style-name="T1">a información de las vías</text:span>.</text:p>
      <text:p text:style-name="P2"><text:s text:c="4"/>• Página de contacto, con un iframe de mapa y un formulario.</text:p>
      <text:p text:style-name="P2"/>
      <text:p text:style-name="P6">Iker Ocon Arellan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false" style:font-name-asian="Arial1" style:font-size-asian="11pt" style:language-asian="es" style:country-asian="E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ES" style:letter-kerning="false" style:font-name-asian="Arial1" style:font-size-asian="11pt" style:language-asian="es" style:country-asian="E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weight="bold" style:font-weight-asian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268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72cm" fo:margin-left="0cm" fo:margin-right="0cm" fo:margin-bottom="0.17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draw:frame draw:style-name="Mfr1" draw:name="image2.png" text:anchor-type="char" svg:x="0.053cm" svg:y="-1.085cm" svg:width="7.738cm" svg:height="0.91cm" draw:z-index="0"><draw:image xlink:href="Pictures/100000010000053C0000009E57E0456827B315C9.png" xlink:type="simple" xlink:show="embed" xlink:actuate="onLoad" draw:mime-type="image/png"/></draw:frame><draw:frame draw:style-name="Mfr1" draw:name="image1.png" text:anchor-type="char" svg:x="10.134cm" svg:y="-1.085cm" svg:width="6.523cm" svg:height="0.744cm" draw:z-index="1"><draw:image xlink:href="Pictures/10000001000002C8000000523E0B07B767BD1428.png" xlink:type="simple" xlink:show="embed" xlink:actuate="onLoad" draw:mime-type="image/png"/></draw:frame></text:p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8</meta:editing-cycles>
    <meta:creation-date>2022-09-02T04:04:00</meta:creation-date>
    <dc:date>2024-01-07T16:08:01.795012545</dc:date>
    <meta:editing-duration>PT24M50S</meta:editing-duration>
    <meta:generator>LibreOffice/7.3.7.2$Linux_X86_64 LibreOffice_project/30$Build-2</meta:generator>
    <meta:document-statistic meta:table-count="0" meta:image-count="2" meta:object-count="0" meta:page-count="1" meta:paragraph-count="6" meta:word-count="95" meta:character-count="538" meta:non-whitespace-character-count="433"/>
    <meta:user-defined meta:name="AppVersion">16.0000</meta:user-defined>
    <meta:template xlink:type="simple" xlink:actuate="onRequest" xlink:title="Normal" xlink:href=""/>
  </office:meta>
</office:document-meta>
</file>